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11" manifest:media-type=""/>
  <manifest:file-entry manifest:full-path="ObjectReplacements/Object 6"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10" manifest:media-type=""/>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5.71cm" fo:margin-left="-0.002cm" fo:margin-top="0cm" fo:margin-bottom="0cm" table:align="left" style:writing-mode="lr-tb"/>
    </style:style>
    <style:style style:name="Tabell1.A" style:family="table-column">
      <style:table-column-properties style:column-width="2.155cm"/>
    </style:style>
    <style:style style:name="Tabell1.B" style:family="table-column">
      <style:table-column-properties style:column-width="1.185cm"/>
    </style:style>
    <style:style style:name="Tabell1.C" style:family="table-column">
      <style:table-column-properties style:column-width="1.184cm"/>
    </style:style>
    <style:style style:name="Tabell1.1" style:family="table-row">
      <style:table-row-properties fo:keep-together="auto"/>
    </style:style>
    <style:style style:name="Tabell1.A1" style:family="table-cell">
      <style:table-cell-properties fo:background-color="#2c001e" fo:padding-left="0.09cm" fo:padding-right="0.097cm" fo:padding-top="0.097cm" fo:padding-bottom="0.097cm" fo:border-left="0.25pt solid #000001" fo:border-right="none" fo:border-top="0.25pt solid #000001" fo:border-bottom="0.25pt solid #000001">
        <style:background-image/>
      </style:table-cell-properties>
    </style:style>
    <style:style style:name="Tabell1.B1" style:family="table-cell">
      <style:table-cell-properties fo:background-color="#2c001e" fo:padding-left="0.09cm" fo:padding-right="0.097cm" fo:padding-top="0.097cm" fo:padding-bottom="0.097cm" fo:border="0.25pt solid #000001">
        <style:background-image/>
      </style:table-cell-properties>
    </style:style>
    <style:style style:name="Tabell1.B2" style:family="table-cell">
      <style:table-cell-properties style:vertical-align="bottom" fo:background-color="#2c001e" fo:padding-left="0.09cm" fo:padding-right="0.097cm" fo:padding-top="0.097cm" fo:padding-bottom="0.097cm" fo:border-left="0.25pt solid #000001" fo:border-right="none" fo:border-top="0.25pt solid #000001" fo:border-bottom="0.25pt solid #000001">
        <style:background-image/>
      </style:table-cell-properties>
    </style:style>
    <style:style style:name="Tabell1.A3" style:family="table-cell">
      <style:table-cell-properties fo:background-color="#666666" fo:padding-left="0.09cm" fo:padding-right="0.097cm" fo:padding-top="0.097cm" fo:padding-bottom="0.097cm" fo:border-left="0.25pt solid #000001" fo:border-right="none" fo:border-top="0.25pt solid #000001" fo:border-bottom="0.25pt solid #000001">
        <style:background-image/>
      </style:table-cell-properties>
    </style:style>
    <style:style style:name="Tabell1.B3"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ell1.C3"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ell1.D3" style:family="table-cell">
      <style:table-cell-properties fo:background-color="#ffffff" fo:padding-left="0.09cm" fo:padding-right="0.097cm" fo:padding-top="0.097cm" fo:padding-bottom="0.097cm" fo:border="0.25pt solid #000001">
        <style:background-image/>
      </style:table-cell-properties>
    </style:style>
    <style:style style:name="Tabell1.A4" style:family="table-cell">
      <style:table-cell-properties fo:background-color="#666666" fo:padding-left="0.09cm" fo:padding-right="0.097cm" fo:padding-top="0.097cm" fo:padding-bottom="0.097cm" fo:border-left="0.25pt solid #000001" fo:border-right="none" fo:border-top="0.25pt solid #000001" fo:border-bottom="0.25pt solid #000001">
        <style:background-image/>
      </style:table-cell-properties>
    </style:style>
    <style:style style:name="Tabell1.B4"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ell1.C4"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ell1.D4" style:family="table-cell">
      <style:table-cell-properties fo:background-color="#ffffff" fo:padding-left="0.09cm" fo:padding-right="0.097cm" fo:padding-top="0.097cm" fo:padding-bottom="0.097cm" fo:border="0.25pt solid #000001">
        <style:background-image/>
      </style:table-cell-properties>
    </style:style>
    <style:style style:name="Tabell1.A5" style:family="table-cell">
      <style:table-cell-properties fo:background-color="#666666" fo:padding-left="0.09cm" fo:padding-right="0.097cm" fo:padding-top="0.097cm" fo:padding-bottom="0.097cm" fo:border-left="0.25pt solid #000001" fo:border-right="none" fo:border-top="0.25pt solid #000001" fo:border-bottom="0.25pt solid #000001">
        <style:background-image/>
      </style:table-cell-properties>
    </style:style>
    <style:style style:name="Tabell1.B5"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ell1.C5"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ell1.D5" style:family="table-cell">
      <style:table-cell-properties fo:background-color="#ffffff" fo:padding-left="0.09cm" fo:padding-right="0.097cm" fo:padding-top="0.097cm" fo:padding-bottom="0.097cm" fo:border="0.25pt solid #000001">
        <style:background-image/>
      </style:table-cell-properties>
    </style:style>
    <style:style style:name="Tabell1.6" style:family="table-row">
      <style:table-row-properties style:min-row-height="0.238cm" fo:keep-together="auto"/>
    </style:style>
    <style:style style:name="Tabell1.A6" style:family="table-cell">
      <style:table-cell-properties fo:background-color="#666666" fo:padding-left="0.09cm" fo:padding-right="0.097cm" fo:padding-top="0.097cm" fo:padding-bottom="0.097cm" fo:border-left="0.25pt solid #000001" fo:border-right="none" fo:border-top="0.25pt solid #000001" fo:border-bottom="0.25pt solid #000001">
        <style:background-image/>
      </style:table-cell-properties>
    </style:style>
    <style:style style:name="Tabell1.B6"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ell1.C6"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ell1.D6" style:family="table-cell">
      <style:table-cell-properties fo:background-color="#ffffff" fo:padding-left="0.09cm" fo:padding-right="0.097cm" fo:padding-top="0.097cm" fo:padding-bottom="0.097cm" fo:border="0.25pt solid #000001">
        <style:background-image/>
      </style:table-cell-properties>
    </style:style>
    <style:style style:name="Tabell1.A7" style:family="table-cell">
      <style:table-cell-properties fo:background-color="#666666" fo:padding-left="0.09cm" fo:padding-right="0.097cm" fo:padding-top="0.097cm" fo:padding-bottom="0.097cm" fo:border-left="0.25pt solid #000001" fo:border-right="none" fo:border-top="0.25pt solid #000001" fo:border-bottom="0.25pt solid #000001">
        <style:background-image/>
      </style:table-cell-properties>
    </style:style>
    <style:style style:name="Tabell1.B7"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ell1.C7"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ell1.D7" style:family="table-cell">
      <style:table-cell-properties fo:background-color="#ffffff" fo:padding-left="0.09cm" fo:padding-right="0.097cm" fo:padding-top="0.097cm" fo:padding-bottom="0.097cm" fo:border="0.25pt solid #000001">
        <style:background-image/>
      </style:table-cell-properties>
    </style:style>
    <style:style style:name="Tabell2" style:family="table">
      <style:table-properties style:width="6.299cm" fo:margin-left="-0.002cm" fo:margin-top="0cm" fo:margin-bottom="0cm" table:align="left" style:writing-mode="lr-tb"/>
    </style:style>
    <style:style style:name="Tabell2.A" style:family="table-column">
      <style:table-column-properties style:column-width="2.535cm"/>
    </style:style>
    <style:style style:name="Tabell2.B" style:family="table-column">
      <style:table-column-properties style:column-width="1.185cm"/>
    </style:style>
    <style:style style:name="Tabell2.D" style:family="table-column">
      <style:table-column-properties style:column-width="1.392cm"/>
    </style:style>
    <style:style style:name="Tabell2.1" style:family="table-row">
      <style:table-row-properties fo:keep-together="auto"/>
    </style:style>
    <style:style style:name="Tabell2.A1" style:family="table-cell">
      <style:table-cell-properties fo:background-color="#2c001e" fo:padding-left="0.09cm" fo:padding-right="0.097cm" fo:padding-top="0.097cm" fo:padding-bottom="0.097cm" fo:border-left="0.25pt solid #000001" fo:border-right="none" fo:border-top="0.25pt solid #000001" fo:border-bottom="0.25pt solid #000001">
        <style:background-image/>
      </style:table-cell-properties>
    </style:style>
    <style:style style:name="Tabell2.B1" style:family="table-cell">
      <style:table-cell-properties fo:background-color="#2c001e" fo:padding-left="0.09cm" fo:padding-right="0.097cm" fo:padding-top="0.097cm" fo:padding-bottom="0.097cm" fo:border="0.25pt solid #000001">
        <style:background-image/>
      </style:table-cell-properties>
    </style:style>
    <style:style style:name="Tabell2.A3" style:family="table-cell">
      <style:table-cell-properties fo:background-color="#666666" fo:padding-left="0.09cm" fo:padding-right="0.097cm" fo:padding-top="0.097cm" fo:padding-bottom="0.097cm" fo:border-left="0.25pt solid #000001" fo:border-right="none" fo:border-top="0.25pt solid #000001" fo:border-bottom="0.25pt solid #000001">
        <style:background-image/>
      </style:table-cell-properties>
    </style:style>
    <style:style style:name="Tabell2.B3"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ell2.D3"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Text">
      <style:text-properties fo:color="#00000a"/>
    </style:style>
    <style:style style:name="P2" style:family="paragraph" style:parent-style-name="Text">
      <style:paragraph-properties fo:margin-top="0.212cm" fo:margin-bottom="0.212cm" loext:contextual-spacing="false"/>
    </style:style>
    <style:style style:name="P3" style:family="paragraph" style:parent-style-name="Frame_20_contents">
      <style:paragraph-properties fo:text-align="start" style:justify-single-word="false" style:writing-mode="lr-tb"/>
    </style:style>
    <style:style style:name="P4" style:family="paragraph" style:parent-style-name="Frame_20_Contents">
      <style:text-properties fo:color="#00000a"/>
    </style:style>
    <style:style style:name="P5" style:family="paragraph" style:parent-style-name="Heading_20_1">
      <style:text-properties fo:language="nn" fo:country="NO" style:language-asian="zxx" style:country-asian="none" style:language-complex="zxx" style:country-complex="none"/>
    </style:style>
    <style:style style:name="P6" style:family="paragraph" style:parent-style-name="Heading_20_1" style:list-style-name="WWNum2">
      <style:paragraph-properties fo:text-align="center" style:justify-single-word="false"/>
      <style:text-properties fo:language="nn" fo:country="NO" style:language-asian="zxx" style:country-asian="none" style:language-complex="zxx" style:country-complex="none"/>
    </style:style>
    <style:style style:name="P7" style:family="paragraph" style:parent-style-name="Heading_20_1" style:list-style-name="WWNum2">
      <style:text-properties fo:language="nn" fo:country="NO" style:language-asian="zxx" style:country-asian="none" style:language-complex="zxx" style:country-complex="none"/>
    </style:style>
    <style:style style:name="P8" style:family="paragraph" style:parent-style-name="Heading_20_1" style:list-style-name="WWNum1">
      <style:text-properties fo:language="nn" fo:country="NO" style:language-asian="zxx" style:country-asian="none" style:language-complex="zxx" style:country-complex="none"/>
    </style:style>
    <style:style style:name="P9" style:family="paragraph" style:parent-style-name="Heading_20_1" style:list-style-name="WWNum2">
      <style:paragraph-properties fo:text-align="center" style:justify-single-word="false"/>
      <style:text-properties fo:font-size="26pt" fo:language="nn" fo:country="NO" style:font-size-asian="26pt" style:language-asian="zxx" style:country-asian="none" style:font-size-complex="26pt" style:language-complex="zxx" style:country-complex="none"/>
    </style:style>
    <style:style style:name="P10" style:family="paragraph" style:parent-style-name="Heading_20_1" style:list-style-name="WWNum2">
      <style:paragraph-properties fo:text-align="center" style:justify-single-word="false"/>
    </style:style>
    <style:style style:name="P11" style:family="paragraph" style:parent-style-name="Heading_20_1" style:list-style-name="WWNum2"/>
    <style:style style:name="P12" style:family="paragraph" style:parent-style-name="Heading_20_1" style:list-style-name="WWNum2" style:master-page-name="Standard">
      <style:paragraph-properties fo:margin-top="0.423cm" fo:margin-bottom="0.212cm" loext:contextual-spacing="false" fo:text-align="center" style:justify-single-word="false" style:page-number="auto"/>
      <style:text-properties fo:language="nn" fo:country="NO" style:language-asian="zxx" style:country-asian="none" style:language-complex="zxx" style:country-complex="non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keep-with-next="always"/>
    </style:style>
    <style:style style:name="P15" style:family="paragraph" style:parent-style-name="Table_20_Contents">
      <style:paragraph-properties fo:keep-with-next="always"/>
      <style:text-properties fo:color="#ffffff"/>
    </style:style>
    <style:style style:name="P16" style:family="paragraph" style:parent-style-name="Table_20_Contents">
      <style:paragraph-properties fo:keep-with-next="always"/>
      <style:text-properties fo:color="#ffffff" fo:language="nn" fo:country="NO" style:language-asian="zxx" style:country-asian="none" style:language-complex="zxx" style:country-complex="none"/>
    </style:style>
    <style:style style:name="P17" style:family="paragraph" style:parent-style-name="Standard">
      <style:paragraph-properties fo:keep-with-next="always"/>
    </style:style>
    <style:style style:name="P18" style:family="paragraph" style:parent-style-name="Text_20_body">
      <style:paragraph-properties fo:text-align="center" style:justify-single-word="false"/>
    </style:style>
    <style:style style:name="P19" style:family="paragraph" style:parent-style-name="Text_20_body">
      <style:text-properties fo:language="nn" fo:country="NO" style:language-asian="zxx" style:country-asian="none" style:language-complex="zxx" style:country-complex="non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style:text-position="0% 100%" fo:font-size="12pt" fo:language="nn" fo:country="NO" style:font-size-asian="12pt" style:language-asian="zxx" style:country-asian="none" style:language-complex="zxx" style:country-complex="none"/>
    </style:style>
    <style:style style:name="P22" style:family="paragraph" style:parent-style-name="Text_20_body">
      <style:paragraph-properties fo:margin-top="0cm" fo:margin-bottom="0.212cm" loext:contextual-spacing="false"/>
    </style:style>
    <style:style style:name="P23" style:family="paragraph">
      <loext:graphic-properties draw:fill="none"/>
      <style:paragraph-properties fo:text-align="start"/>
      <style:text-properties fo:font-size="18pt"/>
    </style:style>
    <style:style style:name="P24" style:family="paragraph">
      <loext:graphic-properties draw:fill="none"/>
      <style:paragraph-properties fo:text-align="start"/>
      <style:text-properties fo:color="#000000" fo:font-size="18pt"/>
    </style:style>
    <style:style style:name="P25" style:family="paragraph">
      <loext:graphic-properties draw:fill="solid" draw:fill-color="#99ccff"/>
      <style:paragraph-properties fo:text-align="start"/>
      <style:text-properties fo:font-size="18pt"/>
    </style:style>
    <style:style style:name="P26" style:family="paragraph">
      <loext:graphic-properties draw:fill="solid" draw:fill-color="#000000" draw:opacity="87%"/>
      <style:paragraph-properties fo:text-align="start"/>
      <style:text-properties fo:font-size="18pt"/>
    </style:style>
    <style:style style:name="T1" style:family="text">
      <style:text-properties fo:font-size="26pt" fo:language="nn" fo:country="NO" style:font-size-asian="26pt" style:language-asian="zxx" style:country-asian="none" style:font-size-complex="26pt" style:language-complex="zxx" style:country-complex="none"/>
    </style:style>
    <style:style style:name="T2" style:family="text">
      <style:text-properties fo:font-size="16pt" fo:language="nn" fo:country="NO" style:font-size-asian="16pt" style:language-asian="zxx" style:country-asian="none" style:font-size-complex="16pt" style:language-complex="zxx" style:country-complex="none"/>
    </style:style>
    <style:style style:name="T3" style:family="text">
      <style:text-properties fo:font-size="16pt" style:font-size-asian="16pt" style:font-size-complex="16pt"/>
    </style:style>
    <style:style style:name="T4" style:family="text">
      <style:text-properties fo:language="nn" fo:country="NO" style:language-asian="zxx" style:country-asian="none" style:language-complex="zxx" style:country-complex="none"/>
    </style:style>
    <style:style style:name="T5" style:family="text">
      <style:text-properties fo:color="#00000a" fo:font-size="15pt" fo:language="en" fo:country="US" fo:font-style="italic" style:font-size-asian="15pt" style:language-asian="en" style:country-asian="US" style:font-style-asian="italic" style:font-size-complex="15pt" style:language-complex="en" style:country-complex="US" style:font-style-complex="italic"/>
    </style:style>
    <style:style style:name="T6" style:family="text">
      <style:text-properties fo:color="#00000a" style:text-position="sub 58%" fo:font-size="15pt" fo:language="en" fo:country="US" fo:font-style="italic" style:font-size-asian="15pt" style:language-asian="en" style:country-asian="US" style:font-style-asian="italic" style:font-size-complex="15pt" style:language-complex="en" style:country-complex="US" style:font-style-complex="italic"/>
    </style:style>
    <style:style style:name="T7" style:family="text">
      <style:text-properties fo:color="#00000a" style:text-position="sub 58%" fo:language="en" fo:country="US" fo:font-style="italic" style:language-asian="en" style:country-asian="US" style:font-style-asian="italic" style:language-complex="en" style:country-complex="US" style:font-style-complex="italic"/>
    </style:style>
    <style:style style:name="T8" style:family="text">
      <style:text-properties fo:color="#00000a"/>
    </style:style>
    <style:style style:name="T9" style:family="text">
      <style:text-properties fo:color="#00000a" fo:language="en" fo:country="US" fo:font-style="italic" style:language-asian="en" style:country-asian="US" style:font-style-asian="italic" style:language-complex="en" style:country-complex="US" style:font-style-complex="italic"/>
    </style:style>
    <style:style style:name="T10" style:family="text">
      <style:text-properties fo:color="#00000a" style:text-position="0% 100%" fo:font-size="15pt" fo:language="en" fo:country="US" fo:font-style="italic" style:font-size-asian="15pt" style:language-asian="en" style:country-asian="US" style:font-style-asian="italic" style:font-size-complex="15pt" style:language-complex="en" style:country-complex="US" style:font-style-complex="italic"/>
    </style:style>
    <style:style style:name="T11" style:family="text">
      <style:text-properties style:text-position="sub 58%" fo:language="nn" fo:country="NO" style:language-asian="zxx" style:country-asian="none" style:language-complex="zxx" style:country-complex="none"/>
    </style:style>
    <style:style style:name="T12" style:family="text">
      <style:text-properties style:text-position="0% 100%" fo:font-size="12pt" fo:language="nn" fo:country="NO" style:font-size-asian="12pt" style:language-asian="zxx" style:country-asian="none" style:language-complex="zxx" style:country-complex="none"/>
    </style:style>
    <style:style style:name="T13" style:family="text">
      <style:text-properties style:text-position="0% 100%" fo:font-size="18pt" fo:language="nn" fo:country="NO" style:font-size-asian="18pt" style:language-asian="zxx" style:country-asian="none" style:language-complex="zxx" style:country-complex="none"/>
    </style:style>
    <style:style style:name="T14" style:family="text">
      <style:text-properties style:text-position="0% 100%" fo:font-size="15pt" fo:language="nn" fo:country="NO" style:font-size-asian="15pt" style:language-asian="zxx" style:country-asian="none" style:font-size-complex="15pt" style:language-complex="zxx" style:country-complex="none"/>
    </style:style>
    <style:style style:name="T15" style:family="text">
      <style:text-properties fo:color="#ffffff" fo:language="nn" fo:country="NO" style:language-asian="zxx" style:country-asian="none" style:language-complex="zxx" style:country-complex="none"/>
    </style:style>
    <style:style style:name="T16" style:family="text">
      <style:text-properties fo:font-size="15pt" fo:language="nn" fo:country="NO" style:font-size-asian="15pt" style:language-asian="zxx" style:country-asian="none" style:font-size-complex="15pt" style:language-complex="zxx" style:country-complex="none"/>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ormula">
      <style:graphic-properties style:vertical-pos="middle" style:vertical-rel="text" draw:ole-draw-aspect="1"/>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02cm" svg:stroke-color="#000000" draw:stroke-linejoin="round" draw:fill="none" draw:textarea-vertical-align="top" draw:auto-grow-height="false" fo:min-height="16.63cm" fo:min-width="7.262cm" fo:padding-top="0.125cm" fo:padding-bottom="0.125cm" fo:padding-left="0.25cm" fo:padding-right="0.25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solid" draw:fill-color="#99ccff" draw:textarea-vertical-align="top" draw:auto-grow-height="false" fo:min-height="1.383cm" fo:min-width="1.15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fill="solid" draw:fill-color="#99ccff" draw:textarea-vertical-align="top" draw:auto-grow-height="false" fo:min-height="1.381cm" fo:min-width="1.15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6cm" svg:stroke-color="#000000" draw:marker-end="msArrowOpenEnd_20_5" draw:marker-end-width="0.476cm" draw:marker-end-center="false"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8cm" svg:stroke-color="#000000" draw:stroke-linejoin="round" draw:fill="solid" draw:fill-color="#000000" draw:opacity="87%" draw:textarea-vertical-align="top" draw:auto-grow-height="false" fo:min-height="0.658cm" fo:min-width="0.406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94686971709268045" text:style-name="WWNum2">
        <text:list-item>
          <text:h text:style-name="P12" text:outline-level="1"/>
        </text:list-item>
        <text:list-item>
          <text:h text:style-name="P6" text:outline-level="1"/>
        </text:list-item>
        <text:list-item>
          <text:h text:style-name="P9" text:outline-level="1"/>
        </text:list-item>
        <text:list-item>
          <text:h text:style-name="P10" text:outline-level="1"><text:span text:style-name="T1">Øving 1 : Sprettball</text:span></text:h>
        </text:list-item>
      </text:list>
      <text:p text:style-name="P18"><text:span text:style-name="T2">Lasse Henden</text:span></text:p>
      <text:p text:style-name="P18"><text:span text:style-name="T2">Adrian Ben Zaiter Osmundsen</text:span></text:p>
      <text:p text:style-name="P18"><text:span text:style-name="T2">Leon Samson Vestby</text:span></text:p>
      <text:p text:style-name="P18"><text:span text:style-name="T2">Måndag 21.11.16</text:span></text:p>
      <text:list xml:id="list115542053652439" text:continue-numbering="true" text:style-name="WWNum2">
        <text:list-item>
          <text:h text:style-name="P6" text:outline-level="1"/>
        </text:list-item>
        <text:list-item>
          <text:h text:style-name="P6" text:outline-level="1"/>
        </text:list-item>
        <text:list-item>
          <text:h text:style-name="P6" text:outline-level="1"/>
        </text:list-item>
        <text:list-item>
          <text:h text:style-name="P6" text:outline-level="1"/>
        </text:list-item>
        <text:list-item>
          <text:h text:style-name="P7" text:outline-level="1"/>
        </text:list-item>
      </text:list>
      <text:p text:style-name="P19"/>
      <text:p text:style-name="P19"/>
      <text:p text:style-name="P19"/>
      <text:p text:style-name="P19"/>
      <text:p text:style-name="P19"/>
      <text:p text:style-name="P19"/>
      <text:p text:style-name="P19"/>
      <text:list xml:id="list115542395623611" text:continue-numbering="true" text:style-name="WWNum2">
        <text:list-item>
          <text:h text:style-name="P7" text:outline-level="1"/>
        </text:list-item>
      </text:list>
      <text:list xml:id="list2479567378670466095" text:style-name="WWNum1">
        <text:list-item>
          <text:h text:style-name="P8" text:outline-level="1"/>
        </text:list-item>
      </text:list>
      <text:h text:style-name="P5" text:outline-level="1"/>
      <text:p text:style-name="P19"/>
      <text:list xml:id="list115541893002973" text:continue-list="list115542395623611" text:style-name="WWNum2">
        <text:list-item>
          <text:h text:style-name="P11" text:outline-level="1"><text:span text:style-name="T4">Innleiing</text:span></text:h>
        </text:list-item>
      </text:list>
      <text:p text:style-name="Text_20_body"><text:soft-page-break/><text:span text:style-name="T4">Vi skulle undersøkje impuls og elastisitet i støyt ved å måle korleis desse kreftene påverkar ein sprettball sleppt frå tre forskjellege høgde. Vi skulle finne ut alt det ved bere å måle den originale slepphøgda og måle kor høgt den sprette opp igjen</text:span></text:p>
      <text:p text:style-name="Standard"><draw:custom-shape text:anchor-type="paragraph" draw:z-index="1" draw:name="Frame1" draw:style-name="gr2" draw:text-style-name="P24" svg:width="7.762cm" svg:height="16.879cm" svg:x="10.874cm" svg:y="0.601cm"><text:p text:style-name="P4"/><text:p text:style-name="P1"/><text:p text:style-name="P1"/><text:p text:style-name="P2"><draw:custom-shape text:anchor-type="paragraph" draw:z-index="12" draw:name="Form1" draw:style-name="gr1" draw:text-style-name="P23" svg:width="1.114cm" svg:height="0.484cm" svg:x="2.335cm" svg:y="11.516cm"><text:p text:style-name="Frame_20_contents"><text:span text:style-name="T9">v</text:span><text:span text:style-name="T7">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text:anchor-type="char" svg:x="4.717cm" svg:y="10.987cm" svg:width="1.085cm" svg:height="0.607cm" draw:z-index="1"><draw:text-box><text:p text:style-name="P3"><text:span text:style-name="T5">v</text:span><text:span text:style-name="T6">0</text:span></text:p></draw:text-box></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Framgangsmåte</text:span></text:p>
      <text:p text:style-name="Text_20_body"><draw:custom-shape text:anchor-type="paragraph" draw:z-index="2" draw:name="Shape1" draw:style-name="gr3" draw:text-style-name="P25" svg:width="2.336cm" svg:height="2.308cm" svg:x="14.141cm" svg:y="0.91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3" draw:name="Shape1" draw:style-name="gr4" draw:text-style-name="P25" svg:width="2.333cm" svg:height="2.306cm" svg:x="11.751cm" svg:y="4.06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paragraph" draw:z-index="4" draw:name="Shape2" draw:style-name="gr5" draw:text-style-name="P23" svg:x1="23.513cm" svg:y1="-6.174cm" svg:x2="23.535cm" svg:y2="10.553cm"><text:p/></draw:line><draw:custom-shape text:anchor-type="paragraph" draw:z-index="8" draw:name="Shape6" draw:style-name="gr1" draw:text-style-name="P24" svg:width="1.168cm" svg:height="1.093cm" svg:x="16.475cm" svg:y="2.847cm"><text:p text:style-name="P3"><text:span text:style-name="T10">h</text:span><text:span text:style-name="T6">0 </text:span></text:p><text:p text:style-name="P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Vi slapp ein ball frå tre forskjellege høgde(0.5, 1 og 2 meter) framfor ein målestokk og målte kor høgt ballen kom når den spratt opp igjen (h</text:span><text:span text:style-name="T11">1</text:span><text:span text:style-name="T12">)</text:span><text:span text:style-name="T4">. Utifrå dette resultatet skal vi finne ut eventuelt tap av mekanisk energi, elastisiteten på støytet og impulsen frå golvet til ballen. For å vere sikre på resultatet gjentok vi eksperimentet 5 gongar og noterte ei separat tid og gjorde alle utrekningane utifrå gjennomsnittet av desse tala..Vi brukte eit kamera for å sjå kor høgt ballen kom fordi det den var for kjapp til å få gode målingar med det blotte auget. Ballen vi brukte var ein sprettball på 49 gram og golvet var linoleum. </text:span></text:p>
      <text:list xml:id="list115543331787531" text:continue-numbering="true" text:style-name="WWNum2">
        <text:list-item>
          <text:h text:style-name="P11" text:outline-level="1"><draw:line text:anchor-type="paragraph" draw:z-index="5" draw:name="Shape3" draw:style-name="gr5" draw:text-style-name="P23" svg:x1="17.385cm" svg:y1="4.567cm" svg:x2="17.486cm" svg:y2="-4.441cm"><text:p/></draw:line><draw:custom-shape text:anchor-type="paragraph" draw:z-index="9" draw:name="Shape6" draw:style-name="gr1" draw:text-style-name="P24" svg:width="1.168cm" svg:height="1.093cm" svg:x="10.874cm" svg:y="-0.131cm"><text:p text:style-name="P3"><text:span text:style-name="T10">h</text:span><text:span text:style-name="T6">1</text:span></text:p><text:p text:style-name="P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Resultat</text:span></text:h>
        </text:list-item>
      </text:list>
      <table:table table:name="Tabell1" table:style-name="Tabell1">
        <table:table-column table:style-name="Tabell1.A"/>
        <table:table-column table:style-name="Tabell1.B"/>
        <table:table-column table:style-name="Tabell1.C" table:number-columns-repeated="2"/>
        <table:table-row table:style-name="Tabell1.1">
          <table:table-cell table:style-name="Tabell1.A1" table:number-rows-spanned="2" office:value-type="string">
            <text:p text:style-name="P15"><draw:line text:anchor-type="paragraph" draw:z-index="7" draw:name="Shape5" draw:style-name="gr7" draw:text-style-name="P23" svg:x1="19.2cm" svg:y1="-1.06cm" svg:x2="19.207cm" svg:y2="3.422cm"><text:p/></draw:line><draw:custom-shape text:anchor-type="paragraph" draw:z-index="10" draw:name="Shape7" draw:style-name="gr8" draw:text-style-name="P26" svg:width="0.906cm" svg:height="0.907cm" svg:x="17.201cm" svg:y="3.346cm"><text:p/><draw:enhanced-geometry draw:mirror-horizontal="false" draw:mirror-vertical="false" drawooo:sub-view-size="513 514" draw:text-areas="0 0 ?f0 ?f1" svg:viewBox="0 0 0 0" draw:type="ooxml-non-primitive" draw:enhanced-path="M 255 0 L 256 0 256 255 512 255 512 257 256 257 256 513 255 513 255 257 0 257 0 255 255 255 255 0 N"><draw:equation draw:name="f0" draw:formula="logwidth"/><draw:equation draw:name="f1" draw:formula="logheight"/></draw:enhanced-geometry></draw:custom-shape><text:span text:style-name="T4">Resultat nr.</text:span></text:p>
          </table:table-cell>
          <table:table-cell table:style-name="Tabell1.B1" table:number-columns-spanned="3" office:value-type="string">
            <text:p text:style-name="P13"><text:span text:style-name="T15">Høgde (cm)</text:span></text:p>
          </table:table-cell>
          <table:covered-table-cell/>
          <table:covered-table-cell/>
        </table:table-row>
        <table:table-row table:style-name="Tabell1.1">
          <table:covered-table-cell/>
          <table:table-cell table:style-name="Tabell1.B2" office:value-type="string">
            <text:p text:style-name="P13"><text:span text:style-name="T15">50</text:span></text:p>
          </table:table-cell>
          <table:table-cell table:style-name="Tabell1.A1" office:value-type="string">
            <text:p text:style-name="P13"><text:span text:style-name="T15">100</text:span></text:p>
          </table:table-cell>
          <table:table-cell table:style-name="Tabell1.B1" office:value-type="string">
            <text:p text:style-name="P13"><text:span text:style-name="T15">200</text:span></text:p>
          </table:table-cell>
        </table:table-row>
        <table:table-row table:style-name="Tabell1.1">
          <table:table-cell table:style-name="Tabell1.A3" office:value-type="string">
            <text:p text:style-name="P14"><text:span text:style-name="T4">1</text:span></text:p>
          </table:table-cell>
          <table:table-cell table:style-name="Tabell1.B3" office:value-type="string">
            <text:p text:style-name="Table_20_Contents"><text:span text:style-name="T4">40</text:span></text:p>
          </table:table-cell>
          <table:table-cell table:style-name="Tabell1.C3" office:value-type="string">
            <text:p text:style-name="Table_20_Contents"><text:span text:style-name="T4">76.5</text:span></text:p>
          </table:table-cell>
          <table:table-cell table:style-name="Tabell1.D3" office:value-type="string">
            <text:p text:style-name="Table_20_Contents"><text:span text:style-name="T4">148</text:span></text:p>
          </table:table-cell>
        </table:table-row>
        <table:table-row table:style-name="Tabell1.1">
          <table:table-cell table:style-name="Tabell1.A4" office:value-type="string">
            <text:p text:style-name="P14"><text:span text:style-name="T4">2</text:span></text:p>
          </table:table-cell>
          <table:table-cell table:style-name="Tabell1.B4" office:value-type="string">
            <text:p text:style-name="Table_20_Contents"><text:span text:style-name="T4">40.35</text:span></text:p>
          </table:table-cell>
          <table:table-cell table:style-name="Tabell1.C4" office:value-type="string">
            <text:p text:style-name="Table_20_Contents"><text:span text:style-name="T4">79.9</text:span></text:p>
          </table:table-cell>
          <table:table-cell table:style-name="Tabell1.D4" office:value-type="string">
            <text:p text:style-name="Table_20_Contents"><text:span text:style-name="T4">148.4</text:span></text:p>
          </table:table-cell>
        </table:table-row>
        <table:table-row table:style-name="Tabell1.1">
          <table:table-cell table:style-name="Tabell1.A5" office:value-type="string">
            <text:p text:style-name="P14"><text:span text:style-name="T4">3</text:span></text:p>
          </table:table-cell>
          <table:table-cell table:style-name="Tabell1.B5" office:value-type="string">
            <text:p text:style-name="Table_20_Contents"><text:span text:style-name="T4">38.7</text:span></text:p>
          </table:table-cell>
          <table:table-cell table:style-name="Tabell1.C5" office:value-type="string">
            <text:p text:style-name="Table_20_Contents"><text:span text:style-name="T4">80.25</text:span></text:p>
          </table:table-cell>
          <table:table-cell table:style-name="Tabell1.D5" office:value-type="string">
            <text:p text:style-name="Table_20_Contents"><text:span text:style-name="T4">151.1</text:span></text:p>
          </table:table-cell>
        </table:table-row>
        <table:table-row table:style-name="Tabell1.6">
          <table:table-cell table:style-name="Tabell1.A6" office:value-type="string">
            <text:p text:style-name="P14"><text:span text:style-name="T4">4</text:span></text:p>
          </table:table-cell>
          <table:table-cell table:style-name="Tabell1.B6" office:value-type="string">
            <text:p text:style-name="Table_20_Contents"><text:span text:style-name="T4">39.68</text:span></text:p>
          </table:table-cell>
          <table:table-cell table:style-name="Tabell1.C6" office:value-type="string">
            <text:p text:style-name="Table_20_Contents"><text:span text:style-name="T4">78.3</text:span></text:p>
          </table:table-cell>
          <table:table-cell table:style-name="Tabell1.D6" office:value-type="string">
            <text:p text:style-name="Table_20_Contents"><text:span text:style-name="T4">145.8</text:span></text:p>
          </table:table-cell>
        </table:table-row>
        <table:table-row table:style-name="Tabell1.1">
          <table:table-cell table:style-name="Tabell1.A7" office:value-type="string">
            <text:p text:style-name="P14"><text:span text:style-name="T4">5</text:span></text:p>
          </table:table-cell>
          <table:table-cell table:style-name="Tabell1.B7" office:value-type="string">
            <text:p text:style-name="Table_20_Contents"><text:span text:style-name="T4">40</text:span></text:p>
          </table:table-cell>
          <table:table-cell table:style-name="Tabell1.C7" office:value-type="string">
            <text:p text:style-name="Table_20_Contents"><text:span text:style-name="T4">78.7</text:span></text:p>
          </table:table-cell>
          <table:table-cell table:style-name="Tabell1.D7" office:value-type="string">
            <text:p text:style-name="Table_20_Contents"><text:span text:style-name="T4">149</text:span></text:p>
          </table:table-cell>
        </table:table-row>
      </table:table>
      <text:p text:style-name="Caption">Tabell 1 : målingar</text:p>
      <text:p text:style-name="P19"/>
      <text:p text:style-name="P20"><text:span text:style-name="T4">Nøkeltal:</text:span></text:p>
      <table:table table:name="Tabell2" table:style-name="Tabell2">
        <table:table-column table:style-name="Tabell2.A"/>
        <table:table-column table:style-name="Tabell2.B" table:number-columns-repeated="2"/>
        <table:table-column table:style-name="Tabell2.D"/>
        <table:table-row table:style-name="Tabell2.1">
          <table:table-cell table:style-name="Tabell2.A1" office:value-type="string">
            <text:p text:style-name="P16"><draw:line text:anchor-type="paragraph" draw:z-index="6" draw:name="Shape4" draw:style-name="gr6" draw:text-style-name="P23" svg:x1="10.978cm" svg:y1="0.225cm" svg:x2="18.258cm" svg:y2="0.226cm"><text:p/></draw:line><draw:custom-shape text:anchor-type="paragraph" draw:z-index="11" draw:name="Shape9" draw:style-name="gr1" draw:text-style-name="P24" svg:width="6.54cm" svg:height="0.484cm" svg:x="11.49cm" svg:y="2.817cm"><text:p text:style-name="P3"><text:span text:style-name="T9">Fig 1 : skisse av eksperiment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ell2.B1" table:number-columns-spanned="3" office:value-type="string">
            <text:p text:style-name="P13"><text:span text:style-name="T15">Høgde (cm)</text:span></text:p>
          </table:table-cell>
          <table:covered-table-cell/>
          <table:covered-table-cell/>
        </table:table-row>
        <table:table-row table:style-name="Tabell2.1">
          <table:table-cell table:style-name="Tabell2.A1" office:value-type="string">
            <text:p text:style-name="P16"/>
          </table:table-cell>
          <table:table-cell table:style-name="Tabell2.A1" office:value-type="string">
            <text:p text:style-name="P13"><text:span text:style-name="T15">50 </text:span></text:p>
          </table:table-cell>
          <table:table-cell table:style-name="Tabell2.A1" office:value-type="string">
            <text:p text:style-name="P13"><text:span text:style-name="T15">100</text:span></text:p>
          </table:table-cell>
          <table:table-cell table:style-name="Tabell2.B1" office:value-type="string">
            <text:p text:style-name="P13"><text:span text:style-name="T15">200</text:span></text:p>
          </table:table-cell>
        </table:table-row>
        <table:table-row table:style-name="Tabell2.1">
          <table:table-cell table:style-name="Tabell2.A3" office:value-type="string">
            <text:p text:style-name="P14"><text:span text:style-name="T4">Gjennomsnitt</text:span></text:p>
          </table:table-cell>
          <table:table-cell table:style-name="Tabell2.B3" office:value-type="string">
            <text:p text:style-name="Table_20_Contents"><text:span text:style-name="T4">39.75</text:span></text:p>
          </table:table-cell>
          <table:table-cell table:style-name="Tabell2.B3" office:value-type="string">
            <text:p text:style-name="Table_20_Contents"><text:span text:style-name="T4">78.73</text:span></text:p>
          </table:table-cell>
          <table:table-cell table:style-name="Tabell2.D3" office:value-type="string">
            <text:p text:style-name="Table_20_Contents"><text:span text:style-name="T4">148.46</text:span></text:p>
          </table:table-cell>
        </table:table-row>
        <table:table-row table:style-name="Tabell2.1">
          <table:table-cell table:style-name="Tabell2.A3" office:value-type="string">
            <text:p text:style-name="P14"><text:span text:style-name="T4">spretthøgd</text:span></text:p>
          </table:table-cell>
          <table:table-cell table:style-name="Tabell2.B3" office:value-type="string">
            <text:p text:style-name="Table_20_Contents"><text:span text:style-name="T4">0.8</text:span></text:p>
          </table:table-cell>
          <table:table-cell table:style-name="Tabell2.B3" office:value-type="string">
            <text:p text:style-name="Table_20_Contents"><text:span text:style-name="T4">0.79</text:span></text:p>
          </table:table-cell>
          <table:table-cell table:style-name="Tabell2.D3" office:value-type="string">
            <text:p text:style-name="Table_20_Contents"><text:span text:style-name="T4">0.74</text:span></text:p>
          </table:table-cell>
        </table:table-row>
        <table:table-row table:style-name="Tabell2.1">
          <table:table-cell table:style-name="Tabell2.A3" office:value-type="string">
            <text:p text:style-name="P14"><text:span text:style-name="T12">v</text:span><text:span text:style-name="T11">0</text:span></text:p>
          </table:table-cell>
          <table:table-cell table:style-name="Tabell2.B3" office:value-type="string">
            <text:p text:style-name="Table_20_Contents"><text:span text:style-name="T4">3.13</text:span></text:p>
          </table:table-cell>
          <table:table-cell table:style-name="Tabell2.B3" office:value-type="string">
            <text:p text:style-name="Table_20_Contents"><text:span text:style-name="T4">4.43</text:span></text:p>
          </table:table-cell>
          <table:table-cell table:style-name="Tabell2.D3" office:value-type="string">
            <text:p text:style-name="Table_20_Contents"><text:span text:style-name="T4">6.26</text:span></text:p>
          </table:table-cell>
        </table:table-row>
        <table:table-row table:style-name="Tabell2.1">
          <table:table-cell table:style-name="Tabell2.A3" office:value-type="string">
            <text:p text:style-name="P14"><text:span text:style-name="T4">v</text:span><text:span text:style-name="T11">1</text:span></text:p>
          </table:table-cell>
          <table:table-cell table:style-name="Tabell2.B3" office:value-type="string">
            <text:p text:style-name="Table_20_Contents"><text:span text:style-name="T4">2.49</text:span></text:p>
          </table:table-cell>
          <table:table-cell table:style-name="Tabell2.B3" office:value-type="string">
            <text:p text:style-name="Table_20_Contents"><text:span text:style-name="T4">3.54</text:span></text:p>
          </table:table-cell>
          <table:table-cell table:style-name="Tabell2.D3" office:value-type="string">
            <text:p text:style-name="Table_20_Contents"><text:span text:style-name="T4">5.01</text:span></text:p>
          </table:table-cell>
        </table:table-row>
      </table:table>
      <text:p text:style-name="Table">Tabell 2 : utrekna resultat</text:p>
      <text:p text:style-name="P19"/>
      <text:p text:style-name="Text_20_body"><text:span text:style-name="T4">Utifrå dette kan vi seie att sprettmengda til ballen s </text:span><text:span text:style-name="T12">= </text:span><text:span text:style-name="T12"><draw:frame draw:style-name="fr2" text:anchor-type="as-char" svg:width="0.639cm" svg:height="1.124cm" draw:z-index="18"><draw:object xlink:href="./Object 2" xlink:type="simple" xlink:show="embed" xlink:actuate="onLoad"/><draw:image xlink:href="./ObjectReplacements/Object 2" xlink:type="simple" xlink:show="embed" xlink:actuate="onLoad"/></draw:frame></text:span></text:p>
      <text:p text:style-name="Text_20_body"><text:span text:style-name="T4">formelen til farten til ballen rett før den treffer bakker (v</text:span><text:span text:style-name="T11">0</text:span><text:span text:style-name="T12">)</text:span><text:span text:style-name="T4"> er : </text:span></text:p>
      <text:p text:style-name="Text_20_body"><text:span text:style-name="T4"><text:tab/></text:span><text:span text:style-name="T4"><draw:frame draw:style-name="fr2" text:anchor-type="as-char" svg:width="5.771cm" svg:height="0.633cm" draw:z-index="19"><draw:object xlink:href="./Object 4" xlink:type="simple" xlink:show="embed" xlink:actuate="onLoad"/><draw:image xlink:href="./ObjectReplacements/Object 4" xlink:type="simple" xlink:show="embed" xlink:actuate="onLoad"/></draw:frame></text:span></text:p>
      <text:p text:style-name="Text_20_body"><text:soft-page-break/><text:span text:style-name="T4">formelen til farten til ballen etter at den har sprett frå bakken v</text:span><text:span text:style-name="T11">1</text:span><text:span text:style-name="T4"> = v</text:span><text:span text:style-name="T11">0</text:span><text:span text:style-name="T12"> * s</text:span></text:p>
      <text:list xml:id="list115542197353646" text:continue-numbering="true" text:style-name="WWNum2">
        <text:list-item>
          <text:h text:style-name="P11" text:outline-level="1"><text:span text:style-name="T13">Impulsen</text:span></text:h>
        </text:list-item>
      </text:list>
      <text:p text:style-name="Text_20_body"><text:span text:style-name="T12">For å finne ut krafta på ballen frå underlaget må vi finne ut det tar før all energien i ballen har fått motsett retning og går oppover.</text:span></text:p>
      <text:p text:style-name="Text_20_body"><text:span text:style-name="T12"><text:tab/></text:span><text:span text:style-name="T12"><draw:frame draw:style-name="fr2" text:anchor-type="as-char" svg:width="9.423cm" svg:height="0.998cm" draw:z-index="20"><draw:object xlink:href="./Object 6" xlink:type="simple" xlink:show="embed" xlink:actuate="onLoad"/><draw:image xlink:href="./ObjectReplacements/Object 6" xlink:type="simple" xlink:show="embed" xlink:actuate="onLoad"/></draw:frame></text:span></text:p>
      <text:p text:style-name="Text_20_body"><text:span text:style-name="T12">når vi veit tida kan vi finne ut impulsen frå golvet som verkar oppover.</text:span></text:p>
      <text:p text:style-name="Text_20_body"><text:span text:style-name="T12"><text:tab/></text:span><text:span text:style-name="T12"><draw:frame draw:style-name="fr2" text:anchor-type="as-char" svg:width="8.084cm" svg:height="1.062cm" draw:z-index="21"><draw:object xlink:href="./Object 8" xlink:type="simple" xlink:show="embed" xlink:actuate="onLoad"/><draw:image xlink:href="./ObjectReplacements/Object 8" xlink:type="simple" xlink:show="embed" xlink:actuate="onLoad"/></draw:frame></text:span></text:p>
      <text:list xml:id="list115543491642393" text:continue-numbering="true" text:style-name="WWNum2">
        <text:list-item>
          <text:h text:style-name="P11" text:outline-level="1"><text:span text:style-name="T4">Tap av kinetisk energi</text:span></text:h>
        </text:list-item>
      </text:list>
      <text:p text:style-name="Text_20_body"><text:span text:style-name="T4">Eg finner ut kor mykje energi som er blitt tapt frå h</text:span><text:span text:style-name="T11">0 </text:span><text:span text:style-name="T12">til h</text:span><text:span text:style-name="T11">1</text:span><text:span text:style-name="T12"> ved å rekne ut den potensielle energien i båe punkta.</text:span></text:p>
      <text:p text:style-name="Text_20_body"><text:span text:style-name="T12">Absolutt:</text:span></text:p>
      <text:p text:style-name="P21"/>
      <text:p text:style-name="Text_20_body"><text:span text:style-name="T14"><text:tab/></text:span><text:span text:style-name="T14"><draw:frame draw:style-name="fr2" text:anchor-type="as-char" svg:width="6.944cm" svg:height="2.185cm" draw:z-index="22"><draw:object xlink:href="./Object 10" xlink:type="simple" xlink:show="embed" xlink:actuate="onLoad"/><draw:image xlink:href="./ObjectReplacements/Object 10" xlink:type="simple" xlink:show="embed" xlink:actuate="onLoad"/></draw:frame></text:span></text:p>
      <text:p text:style-name="Text_20_body"><text:span text:style-name="T4">Relativ:</text:span></text:p>
      <text:p text:style-name="Text_20_body"><text:span text:style-name="T4"><text:tab/></text:span><text:span text:style-name="T4"><draw:frame draw:style-name="fr2" text:anchor-type="as-char" svg:width="7.594cm" svg:height="1.242cm" draw:z-index="23"><draw:object xlink:href="./Object 12" xlink:type="simple" xlink:show="embed" xlink:actuate="onLoad"/><draw:image xlink:href="./ObjectReplacements/Object 12" xlink:type="simple" xlink:show="embed" xlink:actuate="onLoad"/></draw:frame></text:span></text:p>
      <text:p text:style-name="Text_20_body"><text:span text:style-name="T4">det vil seie at 20 % av den kinetiske energien til sprettballen går vekk i andre ting enn rørsleenergi i retning oppover.</text:span><text:span text:style-name="T12"> Dette blir heilt likt for 0.50 m( 80 % bevaring) <text:s/>men blir merkbart lågare når slepphøgda aukast til 2.00 m (74 % bevaring).</text:span></text:p>
      <text:list xml:id="list115542193411941" text:continue-numbering="true" text:style-name="WWNum2">
        <text:list-item>
          <text:h text:style-name="P11" text:outline-level="1"><text:span text:style-name="T4">Konklusjon</text:span></text:h>
        </text:list-item>
      </text:list>
      <text:p text:style-name="Text_20_body"><text:span text:style-name="T4">Støytet er ikkje elastisk og blir mindre elastisk etter kvart som slepphøgda aukar . Det kunne vore interessant å sjå om resultatet hadde vore det same med ein meir spretten ball eller eit anna eller hardare underlag. Ein skulle tru at ein sprettball hadde vore meir spretten men sånn var det altså ikkje. Det at støytet vart mindre elastisk var og interessant og kunne ha blitt testa ytterlegare om det fortsette etter kvart som slepphøgda auka.</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Andale Sans UI" style:font-size-asian="10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0pt" fo:language="en" fo:country="US" style:letter-kerning="true" style:font-name-asian="Andale Sans UI" style:font-size-asian="10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zxx" fo:country="none" style:font-name-asian="Andale Sans UI" style:font-family-asian="'Andale Sans UI'" style:font-family-generic-asian="system" style:font-pitch-asian="variable" style:font-size-asian="12pt" style:language-asian="zxx" style:country-asian="none" style:font-name-complex="Tahoma" style:font-family-complex="Tahoma" style:font-family-generic-complex="system" style:font-pitch-complex="variable" style:font-size-complex="12pt" style:language-complex="zxx" style:country-complex="none"/>
    </style:style>
    <style:style style:name="Title"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635cm" fo:margin-right="0cm" fo:margin-top="0cm" fo:margin-bottom="0.212cm" loext:contextual-spacing="false" fo:text-align="start" style:justify-single-word="false" fo:text-indent="0cm" style:auto-text-indent="false" style:writing-mode="lr-tb"/>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Title"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default-outline-level=""/>
    <style:style style:name="Footer" style:family="paragraph" style:parent-style-name="Standard" style:default-outline-level="" style:class="extra">
      <style:paragraph-properties text:number-lines="false" text:line-number="0">
        <style:tab-stops>
          <style:tab-stop style:position="8.502cm" style:type="center"/>
          <style:tab-stop style:position="17.006cm" style:type="right"/>
        </style:tab-stops>
      </style:paragraph-properties>
    </style:style>
    <style:style style:name="Table" style:family="paragraph" style:parent-style-name="Caption" style:default-outline-level="" style:class="extra"/>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5cm" fo:margin-left="0cm" fo:margin-right="0cm" fo:margin-top="0.894cm" style:dynamic-spacing="true"/>
      </style:footer-style>
    </style:page-layout>
  </office:automatic-styles>
  <office:master-styles>
    <style:master-page style:name="Standard" style:page-layout-name="Mpm1">
      <style:footer>
        <text:p text:style-name="Footer">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meta:creation-date>2009-04-16T11:32:02</meta:creation-date>
    <dc:language>en-US</dc:language>
    <dc:date>2016-12-05T11:54:35.666203869</dc:date>
    <meta:editing-cycles>35</meta:editing-cycles>
    <meta:editing-duration>PT1H58M2S</meta:editing-duration>
    <meta:generator>LibreOffice/5.2.2.2$Linux_X86_64 LibreOffice_project/20m0$Build-2</meta:generator>
    <meta:document-statistic meta:table-count="2" meta:image-count="0" meta:object-count="6" meta:page-count="3" meta:paragraph-count="82" meta:word-count="476" meta:character-count="2571" meta:non-whitespace-character-count="2161"/>
    <meta:user-defined meta:name="Info 1"/>
    <meta:user-defined meta:name="Info 2"/>
    <meta:user-defined meta:name="Info 3"/>
    <meta:user-defined meta:name="Info 4"/>
  </office:meta>
</office:document-meta>
</file>

<file path=Object 10/content.xml><?xml version="1.0" encoding="utf-8"?>
<math xmlns="http://www.w3.org/1998/Math/MathML" display="block">
  <semantics>
    <mtable>
      <mtr>
        <mtd>
          <mrow>
            <mi>Δ</mi>
            <mrow>
              <msub>
                <mi>E</mi>
                <mi>k</mi>
              </msub>
              <mo stretchy="false">=</mo>
              <msub>
                <mi>E</mi>
                <mn>0</mn>
              </msub>
            </mrow>
            <mi>−</mi>
            <msub>
              <mi>E</mi>
              <mn>1</mn>
            </msub>
          </mrow>
        </mtd>
      </mtr>
      <mtr>
        <mtd>
          <mrow>
            <mrow>
              <msub>
                <mi>E</mi>
                <mn>0</mn>
              </msub>
              <mo stretchy="false">=</mo>
              <mn>0.049</mn>
            </mrow>
            <mtext>kg</mtext>
            <mi>⋅</mi>
            <mn>9.81</mn>
            <mtext>N/kg</mtext>
            <mi>⋅</mi>
            <mn>1</mn>
            <mrow>
              <mi>m</mi>
              <mo stretchy="false">=</mo>
              <munder accentunder="true">
                <mrow>
                  <mn>0.48</mn>
                  <mtext>j</mtext>
                </mrow>
                <mo>̲</mo>
              </munder>
            </mrow>
          </mrow>
        </mtd>
      </mtr>
      <mtr>
        <mtd>
          <mrow>
            <mrow>
              <msub>
                <mi>E</mi>
                <mn>1</mn>
              </msub>
              <mo stretchy="false">=</mo>
              <mn>0.049</mn>
            </mrow>
            <mtext>kg</mtext>
            <mi>⋅</mi>
            <mn>9.81</mn>
            <mtext>N/kg</mtext>
            <mi>⋅</mi>
            <mn>0.79</mn>
            <mrow>
              <mi>m</mi>
              <mo stretchy="false">=</mo>
              <munder accentunder="true">
                <mrow>
                  <mn>0.38</mn>
                  <mtext>j</mtext>
                </mrow>
                <mo>̲</mo>
              </munder>
            </mrow>
          </mrow>
        </mtd>
      </mtr>
      <mtr>
        <mtd>
          <mrow>
            <mi>Δ</mi>
            <mrow>
              <msub>
                <mi>E</mi>
                <mi>k</mi>
              </msub>
              <mo stretchy="false">=</mo>
              <mn>0.48</mn>
            </mrow>
            <mtext>j</mtext>
            <mi>−</mi>
            <mn>0.38</mn>
            <mrow>
              <mtext>j</mtext>
              <mo stretchy="false">=</mo>
              <munder accentunder="true">
                <munder accentunder="true">
                  <mrow>
                    <mn>0.10</mn>
                    <mi>j</mi>
                  </mrow>
                  <mo>̲</mo>
                </munder>
                <mo>̲</mo>
              </munder>
            </mrow>
          </mrow>
        </mtd>
      </mtr>
    </mtable>
    <annotation encoding="StarMath 5.0">stack { Δ {E} rsub {k} = {E} rsub {0} − {E} rsub {1} # {E} rsub {0} = 0.049 "kg" ⋅ 9.81 "N/kg" ⋅ 1 m = underline {0.48 "j"} # {E} rsub {1} = 0.049 "kg" ⋅ 9.81 "N/kg" ⋅ 0.79 m = underline {0.38 "j"} # Δ {E} rsub {k} = 0.48 "j" − 0.38 "j" = underline {underline {0.10 j}} }</annotation>
  </semantics>
</math>
</file>

<file path=Object 12/content.xml><?xml version="1.0" encoding="utf-8"?>
<math xmlns="http://www.w3.org/1998/Math/MathML" display="block">
  <semantics>
    <mrow>
      <mi>Δ</mi>
      <mrow>
        <msub>
          <mi>E</mi>
          <mi>k</mi>
        </msub>
        <mo stretchy="false">=</mo>
        <mn>100</mn>
      </mrow>
      <mtext>%</mtext>
      <mi>⋅</mi>
      <mrow>
        <mrow>
          <mo fence="true" stretchy="true">(</mo>
          <mrow>
            <mfrac>
              <msub>
                <mi>E</mi>
                <mn>1</mn>
              </msub>
              <msub>
                <mi>E</mi>
                <mn>0</mn>
              </msub>
            </mfrac>
          </mrow>
          <mo fence="true" stretchy="true">)</mo>
        </mrow>
        <mo stretchy="false">=</mo>
        <mn>100</mn>
      </mrow>
      <mtext>%</mtext>
      <mi>⋅</mi>
      <mrow>
        <mrow>
          <mo fence="true" stretchy="true">(</mo>
          <mrow>
            <mfrac>
              <mrow>
                <mn>0.48</mn>
                <mtext>j</mtext>
              </mrow>
              <mrow>
                <mn>0.</mn>
                <mn>38</mn>
                <mtext>j</mtext>
              </mrow>
            </mfrac>
          </mrow>
          <mo fence="true" stretchy="true">)</mo>
        </mrow>
        <mo stretchy="false">=</mo>
        <munder accentunder="true">
          <munder accentunder="true">
            <mrow>
              <mn>80</mn>
              <mtext>%</mtext>
            </mrow>
            <mo>̲</mo>
          </munder>
          <mo>̲</mo>
        </munder>
      </mrow>
    </mrow>
    <annotation encoding="StarMath 5.0">Δ {E} rsub {k} = 100 "%" ⋅ left ({{E} rsub {1}} over {{E} rsub {0}} right ) = 100 "%" ⋅ left ({0.48 "j"} over {0. 38 "j"} right ) = underline {underline {80 "%"}}</annotation>
  </semantics>
</math>
</file>

<file path=Object 2/content.xml><?xml version="1.0" encoding="utf-8"?>
<math xmlns="http://www.w3.org/1998/Math/MathML" display="block">
  <semantics>
    <mfrac>
      <msub>
        <mi>h</mi>
        <mn>1</mn>
      </msub>
      <msub>
        <mi>h</mi>
        <mn>0</mn>
      </msub>
    </mfrac>
    <annotation encoding="StarMath 5.0">{{h} rsub {1}} over {{h} rsub {0}}</annotation>
  </semantics>
</math>
</file>

<file path=Object 4/content.xml><?xml version="1.0" encoding="utf-8"?>
<math xmlns="http://www.w3.org/1998/Math/MathML" display="block">
  <semantics>
    <mrow>
      <msub>
        <mi>v</mi>
        <mn>0</mn>
      </msub>
      <mo stretchy="false">=</mo>
      <msqrt>
        <mrow>
          <mn>2</mn>
          <mi>⋅</mi>
          <mn>9.81</mn>
          <msup>
            <mtext>m/s</mtext>
            <mn>2</mn>
          </msup>
          <mi>⋅</mi>
          <mn>1</mn>
          <mtext>m</mtext>
        </mrow>
      </msqrt>
      <mo stretchy="false">=</mo>
      <munder accentunder="true">
        <mrow>
          <mn>4.43</mn>
          <mtext>m/s</mtext>
        </mrow>
        <mo>̲</mo>
      </munder>
    </mrow>
    <annotation encoding="StarMath 5.0">{v} rsub {0} = sqrt {2 ⋅ 9.81 {"m/s"} ^ {2} ⋅ 1 "m"} = underline {4.43 "m/s"}</annotation>
  </semantics>
</math>
</file>

<file path=Object 6/content.xml><?xml version="1.0" encoding="utf-8"?>
<math xmlns="http://www.w3.org/1998/Math/MathML" display="block">
  <semantics>
    <mrow>
      <mrow>
        <mfrac>
          <mrow>
            <mi mathvariant="italic">rørslemengda</mi>
            <mtext> </mtext>
            <mi mathvariant="italic">til</mi>
            <mi mathvariant="italic">ballen</mi>
          </mrow>
          <mrow>
            <mi mathvariant="italic">massa</mi>
            <mi mathvariant="italic">til</mi>
            <mi mathvariant="italic">ballen</mi>
          </mrow>
        </mfrac>
        <mo stretchy="false">=</mo>
        <mfrac>
          <mrow>
            <mn>0.049</mn>
            <mtext>kg</mtext>
            <mi>⋅</mi>
            <mn>4.43</mn>
            <mtext>m/s</mtext>
          </mrow>
          <mrow>
            <mn>0.48</mn>
            <mtext>N</mtext>
          </mrow>
        </mfrac>
        <mo stretchy="false">=</mo>
        <mn>0.416</mn>
      </mrow>
      <mtext>s</mtext>
    </mrow>
    <annotation encoding="StarMath 5.0">{rørslemengda " " til ballen} over {massa til ballen} = {0.049 "kg" ⋅ 4.43 "m/s"} over {0.48 "N"} = 0.416 "s"</annotation>
  </semantics>
</math>
</file>

<file path=Object 8/content.xml><?xml version="1.0" encoding="utf-8"?>
<math xmlns="http://www.w3.org/1998/Math/MathML" display="block">
  <semantics>
    <mrow>
      <mfrac>
        <mrow>
          <msub>
            <mi>v</mi>
            <mn>0</mn>
          </msub>
          <mi>−</mi>
          <msub>
            <mi>v</mi>
            <mn>1</mn>
          </msub>
        </mrow>
        <mi mathvariant="italic">tid</mi>
      </mfrac>
      <mo stretchy="false">=</mo>
      <mfrac>
        <mrow>
          <mn>4.43</mn>
          <mtext>kgm/s</mtext>
          <mi>−</mi>
          <mrow>
            <mo fence="true" stretchy="true">(</mo>
            <mrow>
              <mrow>
                <mi>−</mi>
                <mn>3.45</mn>
                <mtext>kgm/s</mtext>
              </mrow>
            </mrow>
            <mo fence="true" stretchy="true">)</mo>
          </mrow>
        </mrow>
        <mrow>
          <mn>0.416</mn>
          <mtext>s</mtext>
        </mrow>
      </mfrac>
      <mo stretchy="false">=</mo>
      <munder accentunder="true">
        <munder accentunder="true">
          <mrow>
            <mn>18.94</mn>
            <mtext>N</mtext>
          </mrow>
          <mo>̲</mo>
        </munder>
        <mo>̲</mo>
      </munder>
    </mrow>
    <annotation encoding="StarMath 5.0">{{v} rsub {0} − {v} rsub {1}} over {tid} = {4.43 "kgm/s" − left (− 3.45 "kgm/s" right )} over {0.416 "s"} = underline {underline {18.94 "N"}}</annotation>
  </semantics>
</math>
</file>